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image/png" manifest:full-path="Pictures/Picture1"/>
  <manifest:file-entry manifest:media-type="image/png" manifest:full-path="Pictures/Picture2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p5" style:family="paragraph">
      <style:paragraph-properties fo:margin-top="12pt" fo:margin-bottom="9pt"/>
    </style:style>
    <style:style style:name="c4" style:family="text">
      <style:text-properties fo:font-weight="bold" fo:font-family="Sans"/>
    </style:style>
    <style:style style:name="p7" style:family="paragraph">
      <style:paragraph-properties fo:text-align="center"/>
    </style:style>
    <style:style style:name="c6" style:family="text">
      <style:text-properties fo:font-weight="bold" fo:font-family="Sans"/>
    </style:style>
    <style:style style:name="c0" style:family="text">
      <style:text-properties fo:font-family="Sans"/>
    </style:style>
    <style:style style:name="p3" style:family="paragraph">
      <style:paragraph-properties fo:margin-top="13.5pt" fo:margin-bottom="9pt"/>
    </style:style>
    <style:style style:name="c13" style:family="text">
      <style:text-properties fo:font-family="Sans" style:text-underline-type="single" style:text-underline-style="solid" fo:color="#0000ff"/>
    </style:style>
    <style:style style:name="p12" style:family="paragraph">
      <style:paragraph-properties fo:margin-top="9pt" fo:margin-bottom="9pt"/>
    </style:style>
    <style:style style:name="c9" style:family="text">
      <style:text-properties fo:font-family="Sans"/>
    </style:style>
    <style:style style:name="s8" style:family="section">
      <style:section-properties/>
    </style:style>
    <style:style style:name="c11" style:family="text">
      <style:text-properties fo:font-family="Sans"/>
    </style:style>
  </office:automatic-styles>
  <office:body>
    <office:text>
      <text:p text:style-name="p3"><text:span text:style-name="c4">Guide for recreating experiments and using this benchmarking platform.</text:span></text:p>
      <text:p text:style-name="p5"><text:span text:style-name="c6">Keyboard</text:span></text:p>
      <text:p text:style-name="p7"><text:span>
          <draw:frame draw:name="images/all_keys.png" svg:width="300pt" svg:height="589.5pt">
            <draw:image xlink:href="Pictures/Picture1"/>
          </draw:frame>
        </text:span><text:span text:style-name="c0">        </text:span><text:span>
          <draw:frame draw:name="images/single_key.png" svg:width="75pt" svg:height="822pt">
            <draw:image xlink:href="Pictures/Picture2"/>
          </draw:frame>
        </text:span><text:span text:style-name="c0"> </text:span></text:p>
      <text:p text:style-name="p12"><text:span text:style-name="c0">The keyboard used for these experiments is the DREVO Excalibur 84 Key Mechanical Keyboard with Cherry MX Black switches (</text:span><text:span text:style-name="c13">available here</text:span><text:span text:style-name="c0">).</text:span></text:p>
      <text:p text:style-name="p12"><text:span text:style-name="c0">The 3d printable keycaps are designed to fit on Cherry MX switches, the Black switches have been used as they offer a relatively stiff switch (requiring 60N for actuation) making the task slightly easier.</text:span></text:p>
      <text:p text:style-name="p12"><text:span text:style-name="c0">We printed the keycaps using a high precision 3d printer (Stratasys Objet260 Connex), this ensures that the features to be interpreted are accurate and consistent.</text:span></text:p>
      <text:p text:style-name="p12"><text:span text:style-name="c0">Ideally, recreating these experiments will use the same keyboard or the same key switches, if these components are unavailble a similar experiment can be created using alternatives but differences should be noted.</text:span></text:p>
      <text:p text:style-name="p5"><text:span text:style-name="c6">Configuring Sensor</text:span></text:p>
      <text:p text:style-name="p5"><text:span text:style-name="c6">Configuring Robot Arm</text:span><text:span text:style-name="c0"> </text:span></text:p>
    </office:text>
  </office:body>
</office:document-content>
</file>